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487cm"/>
    </style:style>
    <style:style style:name="co33" style:family="table-column">
      <style:table-column-properties fo:break-before="auto" style:column-width="2.409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2.189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3.674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2.404cm"/>
    </style:style>
    <style:style style:name="co43" style:family="table-column">
      <style:table-column-properties fo:break-before="auto" style:column-width="4.01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6.108cm"/>
    </style:style>
    <style:style style:name="co46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19" style:family="table-column">
      <style:table-column-properties fo:break-before="auto" style:column-width="9.36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3.122cm"/>
    </style:style>
    <style:style style:name="co27" style:family="table-column">
      <style:table-column-properties fo:break-before="auto" style:column-width="2.536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4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-1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1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.00.0000</text:date>, <text:time style:data-style-name="N2" text:time-value="0000-00-00T15:44:0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6T16:22:04</dc:date>
    <meta:editing-duration>P2DT10H26M38S</meta:editing-duration>
    <meta:editing-cycles>457</meta:editing-cycles>
    <meta:generator>LibreOffice/3.6$Linux_X86_64 LibreOffice_project/360m1$Build-2</meta:generator>
    <meta:document-statistic meta:table-count="3" meta:cell-count="1520" meta:object-count="0"/>
  </office:meta>
</office:document-meta>
</file>